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3">nm -D /usr/local/cuda-12.2/targets/x86_64-linux/lib/libOpenCL.so</text:p>
      <text:p text:style-name="P3"/>
      <text:p text:style-name="P2">https://khadas.github.io/linux/edge/WiringPi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7-03T23:01:41.730335089</dc:date>
    <meta:editing-duration>PT1H50M57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3" meta:word-count="7" meta:character-count="133" meta:non-whitespace-character-count="129"/>
  </office:meta>
</office:document-meta>
</file>